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in" fo:margin-bottom="0.0398in" loext:contextual-spacing="false"/>
    </style:style>
    <style:style style:name="P3" style:family="paragraph" style:parent-style-name="Text_20_body">
      <style:paragraph-properties fo:margin-top="0in" fo:margin-bottom="0.0398in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.0398in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5" style:family="paragraph" style:parent-style-name="Text_20_body">
      <style:paragraph-properties fo:margin-top="0in" fo:margin-bottom="0.0398in" loext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 fo:padding="0in" fo:border="none" style:shadow="none" style:vertical-align="bottom"/>
      <style:text-properties style:font-name="Nimbus Sans L"/>
    </style:style>
    <style:style style:name="P7" style:family="paragraph" style:parent-style-name="Text_20_body">
      <style:paragraph-properties fo:margin-top="0in" fo:margin-bottom="0in" loext:contextual-spacing="false" fo:padding="0in" fo:border="none" style:writing-mode="page"/>
      <style:text-properties officeooo:paragraph-rsid="00159ffc"/>
    </style:style>
    <style:style style:name="P8" style:family="paragraph" style:parent-style-name="Text_20_body">
      <style:paragraph-properties fo:margin-top="0in" fo:margin-bottom="0in" loext:contextual-spacing="false" fo:padding="0in" fo:border="none" style:writing-mode="page"/>
      <style:text-properties officeooo:rsid="00159ffc" officeooo:paragraph-rsid="00159ffc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indent="0in" style:auto-text-indent="false" fo:padding="0.0201in" fo:border-left="none" fo:border-right="0.99pt solid #000000" fo:border-top="none" fo:border-bottom="none"/>
      <style:text-properties officeooo:rsid="001efe05" officeooo:paragraph-rsid="001efe05"/>
    </style:style>
    <style:style style:name="P11" style:family="paragraph" style:parent-style-name="Text_20_body">
      <style:paragraph-properties style:shadow="none" style:vertical-align="bottom"/>
    </style:style>
    <style:style style:name="P12" style:family="paragraph" style:parent-style-name="Text_20_body">
      <style:paragraph-properties fo:padding="0in" fo:border="none" style:shadow="none"/>
    </style:style>
    <style:style style:name="P13" style:family="paragraph" style:parent-style-name="Text_20_body">
      <style:paragraph-properties fo:padding="0in" fo:border="none" style:shadow="none" style:vertical-align="bottom"/>
    </style:style>
    <style:style style:name="P14" style:family="paragraph" style:parent-style-name="Text_20_body">
      <style:paragraph-properties fo:padding="0in" fo:border="none" style:shadow="none" style:vertical-align="bottom"/>
      <style:text-properties style:font-name="Nimbus Sans L"/>
    </style:style>
    <style:style style:name="P15" style:family="paragraph" style:parent-style-name="Text_20_body">
      <style:paragraph-properties fo:padding="0in" fo:border="none" style:shadow="none"/>
      <style:text-properties style:font-name="Nimbus Sans L" fo:font-size="8.5pt" style:font-size-asian="10.5pt"/>
    </style:style>
    <style:style style:name="P16" style:family="paragraph" style:parent-style-name="Text_20_body">
      <style:paragraph-properties fo:padding="0in" fo:border="none" style:shadow="none" style:writing-mode="page"/>
    </style:style>
    <style:style style:name="P17" style:family="paragraph" style:parent-style-name="Text_20_body">
      <style:paragraph-properties fo:padding="0in" fo:border="none" style:shadow="none" style:writing-mode="page"/>
      <style:text-properties style:font-name="Nimbus Sans L" fo:font-size="8.5pt" officeooo:rsid="00159ffc" style:font-size-asian="10.5pt"/>
    </style:style>
    <style:style style:name="P18" style:family="paragraph" style:parent-style-name="Text_20_body">
      <style:paragraph-properties fo:padding="0in" fo:border="none" style:shadow="none" style:writing-mode="page"/>
      <style:text-properties officeooo:rsid="00159ffc" officeooo:paragraph-rsid="00159ffc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21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3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24" style:family="paragraph" style:parent-style-name="Heading_20_1">
      <style:paragraph-properties fo:margin-top="0in" fo:margin-bottom="0.0398in" loext:contextual-spacing="false"/>
    </style:style>
    <style:style style:name="P25" style:family="paragraph" style:parent-style-name="Heading_20_1">
      <style:paragraph-properties fo:margin-top="0in" fo:margin-bottom="0.0398in" loext:contextual-spacing="false" fo:break-before="column"/>
    </style:style>
    <style:style style:name="P26" style:family="paragraph" style:parent-style-name="Heading_20_1">
      <style:paragraph-properties fo:margin-top="0in" fo:margin-bottom="0.0398in" loext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27" style:family="paragraph" style:parent-style-name="Heading_20_1">
      <style:paragraph-properties fo:margin-top="0in" fo:margin-bottom="0.0398in" loext:contextual-spacing="false" style:shadow="none" style:vertical-align="bottom"/>
      <style:text-properties style:font-name-asian="DejaVu Sans" style:font-name-complex="Lohit Hindi"/>
    </style:style>
    <style:style style:name="P28" style:family="paragraph" style:parent-style-name="Heading_20_1">
      <style:paragraph-properties fo:margin-top="0in" fo:margin-bottom="0.0398in" loext:contextual-spacing="false" style:shadow="none" fo:keep-with-next="always" style:vertical-align="bottom"/>
      <style:text-properties style:font-name-asian="DejaVu Sans" style:font-name-complex="Lohit Hindi"/>
    </style:style>
    <style:style style:name="P29" style:family="paragraph" style:parent-style-name="Heading_20_1" style:master-page-name="">
      <style:paragraph-properties fo:margin-top="0in" fo:margin-bottom="0.0398in" loext:contextual-spacing="false" style:page-number="auto" fo:break-before="column"/>
    </style:style>
    <style:style style:name="T1" style:family="text">
      <style:text-properties officeooo:rsid="001efe05"/>
    </style:style>
    <style:style style:name="T2" style:family="text">
      <style:text-properties style:font-name="Nimbus Sans L"/>
    </style:style>
    <style:style style:name="T3" style:family="text">
      <style:text-properties officeooo:rsid="001938c9"/>
    </style:style>
    <style:style style:name="T4" style:family="text">
      <style:text-properties officeooo:rsid="0020a589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23" text:outline-level="1">Conventions</text:h>
          <text:p text:style-name="P5">Additions since the last release are marked with a vertical bar</text:p>
          <text:p text:style-name="P4">Deletions since the last release are struck through</text:p>
          <text:p text:style-name="P22"/>
          <text:p text:style-name="P20">Author: <text:tab/>Michael Pellaton</text:p>
          <text:p text:style-name="P21">Version:<text:tab/><text:modification-date style:data-style-name="N121">2019-05-07 2314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9">Copyright © 201<text:span text:style-name="T4">9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24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6">Redo (on Windows)<text:tab/>Ctrl+Y<text:tab/>Dialogs, Windows</text:p>
        <text:p text:style-name="P11">Redo (on Linux)<text:tab/>Ctrl+Shift+Z <text:tab/>Dialogs, Wind<text:span text:style-name="T2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7">Toggle Split Editor horizontal<text:tab/>Ctrl+_<text:tab/>Windows</text:p>
        <text:p text:style-name="P17">Toggle Split Editor vertical<text:tab/>Ctrl+{<text:tab/>Windows</text:p>
        <text:p text:style-name="P15"/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P9">Search Occurrences in File<text:tab/>Shift+Ctrl+U<text:tab/>Windows</text:p>
        <text:h text:style-name="Heading_20_1" text:outline-level="1">Git</text:h>
        <text:p text:style-name="P13">Comm<text:span text:style-name="T2">it...<text:tab/>Ctrl+#<text:tab/>In Windows</text:span></text:p>
        <text:p text:style-name="P14">Copy Path to Clipboard<text:tab/>Ctrl+C<text:tab/>In Git Repo View</text:p>
        <text:p text:style-name="P14">Copy<text:tab/>Ctrl+C<text:tab/>In Git Reflog View</text:p>
        <text:p text:style-name="P14">Paste Repo Path or URI<text:tab/>Ctrl+V<text:tab/>In Git Repo View</text:p>
        <text:p text:style-name="Text_20_body"/>
        <text:h text:style-name="P25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6">Toggle Word Wrap<text:tab/>Alt+Shift+Y<text:tab/>Editing Text</text:p>
        <text:p text:style-name="P16">Zoom In<text:tab/>Ctrl++<text:tab/>Editing Text</text:p>
        <text:p text:style-name="P16">Zoom In <text:tab/>Ctrl+=<text:tab/>Editing Text</text:p>
        <text:p text:style-name="P16">Zoom Out <text:tab/>Ctrl+-<text:tab/>Editing Text</text:p>
        <text:h text:style-name="Heading_20_1" text:outline-level="1">Text Editing – Selection</text:h>
        <text:p text:style-name="Text_20_body">Select to Line Start<text:tab/>Shift+Home<text:tab/>Editing Text</text:p>
        <text:p text:style-name="Text_20_body">Select to Line End<text:tab/>Shift+End<text:tab/>Editing Text</text:p>
        <text:p text:style-name="Text_20_body">Select Previous Word<text:tab/>Shift+Ctrl+Left<text:tab/>Editing Text</text:p>
        <text:p text:style-name="Text_20_body">Select Next Word<text:tab/>Shift+Ctrl+Right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12">Annotate Class File<text:tab/>Ctrl+1<text:tab/>Browse Att. Src.</text:p>
        <text:p text:style-name="P18">Open Hyperlink<text:tab/>F3<text:tab/>Editing Text</text:p>
        <text:h text:style-name="P26" text:outline-level="1"/>
        <text:h text:style-name="P27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2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25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1">Undo<text:tab/>Ctrl+Z<text:tab/>Breakpoin<text:span text:style-name="T2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12">Skip All Breakpoints<text:tab/>Ctrl+Alt+B<text:tab/>Windows</text:p>
        <text:h text:style-name="Heading_20_1" text:outline-level="1"/>
        <text:h text:style-name="P29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6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p text:style-name="P10">Next Tab<text:tab/>Ctrl+PageDown<text:tab/>Dialogs, Windows</text:p>
        <text:p text:style-name="P10">Previous Tab<text:tab/>Ctrl+PageUp<text:tab/>Dialogs, Windows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6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P28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1">O<text:span text:style-name="T2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7">Show Contrib. Plug-in<text:tab/>Shift+Alt+F3 <text:tab/>Dialogs, Windows</text:p>
        <text:p text:style-name="P8">Layout Spy<text:tab/>Ctrl+Alt+Shift+F9<text:tab/>Dialogs, Window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loext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officeooo:rsid="001efe05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9 / 4.10 / 4.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aton</meta:initial-creator>
    <meta:creation-date>2011-02-16T16:40:31</meta:creation-date>
    <dc:date>2019-05-07T23:14:22.401526672</dc:date>
    <meta:editing-duration>PT3H38M12S</meta:editing-duration>
    <meta:editing-cycles>48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253" meta:word-count="1324" meta:character-count="9248" meta:non-whitespace-character-count="8155"/>
  </office:meta>
</office:document-meta>
</file>